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style style:name="P2" style:family="paragraph" style:parent-style-name="Standard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c931d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font-weight="bold" officeooo:rsid="001f3f3a" officeooo:paragraph-rsid="001f3f3a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bold" officeooo:rsid="003c3707" officeooo:paragraph-rsid="003c3707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1f3f3a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1f3f3a" officeooo:paragraph-rsid="004e27d6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88819a" officeooo:paragraph-rsid="0088819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50549" officeooo:paragraph-rsid="0065054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50549" officeooo:paragraph-rsid="00688d8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6615bf" officeooo:paragraph-rsid="006615b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6615b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679e0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4e27d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5da3d2" officeooo:paragraph-rsid="0065054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5da3d2" officeooo:paragraph-rsid="0062d6e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2d6e9" officeooo:paragraph-rsid="0062d6e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bcba2d" officeooo:paragraph-rsid="00bcba2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f3f3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902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9b90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8828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4338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f0e3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8c1b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d3e53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615b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79e03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cb982f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8a0729" officeooo:paragraph-rsid="0097d58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4338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3f822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76bfc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89f97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7a054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5dee7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f0e3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8c1b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88d87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abc41a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ab7b91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3541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cd84f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615bf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79e03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9a92c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c3707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f3f2d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54c94a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cb982f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55a309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60f48d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45d851" officeooo:paragraph-rsid="005da3d2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6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officeooo:rsid="001f3f3a" officeooo:paragraph-rsid="003f8221" style:font-size-asian="10pt" style:font-size-complex="10pt"/>
    </style:style>
    <style:style style:name="P6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officeooo:paragraph-rsid="001f3f3a" style:font-size-asian="10pt" style:font-size-complex="10pt"/>
    </style:style>
    <style:style style:name="P6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officeooo:paragraph-rsid="003385c3" style:font-size-asian="10pt" style:font-size-complex="10pt"/>
    </style:style>
    <style:style style:name="P6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7d588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88819a" officeooo:paragraph-rsid="0097d588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1.249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officeooo:rsid="001f3f3a" officeooo:paragraph-rsid="00cb982f" style:font-size-asian="10pt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style:text-underline-style="none" fo:font-weight="normal" officeooo:rsid="002ebd36" officeooo:paragraph-rsid="00cb982f" style:font-size-asian="10pt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cb982f"/>
    </style:style>
    <style:style style:name="P76" style:family="paragraph" style:parent-style-name="Normal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bcba2d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fafba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b7b91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b3541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cd84f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c931db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633a0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cb982f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8a0729" officeooo:paragraph-rsid="008a0729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9f47b1" officeooo:paragraph-rsid="009f47b1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7d588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f47b1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d5200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cb982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45dee7" officeooo:paragraph-rsid="0045dee7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a633a0" officeooo:paragraph-rsid="00a633a0" fo:background-color="#ffff00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9f47b1" officeooo:paragraph-rsid="009f47b1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8a0729" officeooo:paragraph-rsid="008a0729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76bfcb" officeooo:paragraph-rsid="0076bfcb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45dee7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688d87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52c36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5dee7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f0e30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688d87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ab7b91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b3541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cd84f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d3e53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9a92c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f3f2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f8221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54c94a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55a309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60f48d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4d5200" officeooo:paragraph-rsid="00688d8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cd84f" officeooo:paragraph-rsid="004cd84f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851" officeooo:paragraph-rsid="0039a92c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851" officeooo:paragraph-rsid="0045dee7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f3f2d" officeooo:paragraph-rsid="003f3f2d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f3f2d" officeooo:paragraph-rsid="0060f48d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54c94a" officeooo:paragraph-rsid="0054c94a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paragraph-rsid="009f47b1" style:font-size-asian="10pt" style:font-size-complex="10pt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style:font-name="Arial" fo:font-size="10pt" style:text-underline-style="none" fo:font-weight="bold" officeooo:rsid="004d3e53" officeooo:paragraph-rsid="004d3e53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style:font-name="Arial"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13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officeooo:rsid="001f3f3a" officeooo:paragraph-rsid="0021307a" style:font-size-asian="10pt" style:font-size-complex="10pt"/>
    </style:style>
    <style:style style:name="P13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13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21307a" style:font-size-asian="10pt" style:font-size-complex="10pt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1f3f3a" style:font-size-asian="10pt" style:font-size-complex="10pt"/>
    </style:style>
    <style:style style:name="P1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1f3f3a" officeooo:paragraph-rsid="001f3f3a" style:font-size-asian="10pt" style:font-size-complex="10pt"/>
    </style:style>
    <style:style style:name="P13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1f3f3a" officeooo:paragraph-rsid="0021307a" style:font-size-asian="10pt" style:font-size-complex="10pt"/>
    </style:style>
    <style:style style:name="P140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font-size-asian="10pt" style:font-size-complex="10pt"/>
    </style:style>
    <style:style style:name="P14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officeooo:paragraph-rsid="0021307a" style:font-size-asian="10pt" style:font-size-complex="10pt"/>
    </style:style>
    <style:style style:name="P142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Arial" fo:font-size="10pt" fo:font-weight="bold" officeooo:paragraph-rsid="0039a92c" style:font-size-asian="10pt" style:font-weight-asian="bold" style:font-size-complex="10pt" style:font-weight-complex="bold"/>
    </style:style>
    <style:style style:name="P143" style:family="paragraph" style:parent-style-name="Standard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Arial" fo:font-size="10pt" style:text-underline-style="none" fo:font-weight="normal" officeooo:rsid="009fafba" officeooo:paragraph-rsid="00a633a0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cb982f" style:font-size-asian="10pt" style:font-weight-asian="bold" style:font-size-complex="10pt" style:font-weight-complex="bold"/>
    </style:style>
    <style:style style:name="P14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14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e27d6" style:font-size-asian="10pt" style:font-weight-asian="normal" style:font-size-complex="10pt" style:font-weight-complex="normal"/>
    </style:style>
    <style:style style:name="P14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5d851" style:font-size-asian="10pt" style:font-weight-asian="normal" style:font-size-complex="10pt" style:font-weight-complex="normal"/>
    </style:style>
    <style:style style:name="P14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5dee7" style:font-size-asian="10pt" style:font-weight-asian="normal" style:font-size-complex="10pt" style:font-weight-complex="normal"/>
    </style:style>
    <style:style style:name="P149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50549" style:font-size-asian="10pt" style:font-weight-asian="normal" style:font-size-complex="10pt" style:font-weight-complex="normal"/>
    </style:style>
    <style:style style:name="P150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2d6e9" style:font-size-asian="10pt" style:font-weight-asian="normal" style:font-size-complex="10pt" style:font-weight-complex="normal"/>
    </style:style>
    <style:style style:name="P15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88d87" style:font-size-asian="10pt" style:font-weight-asian="normal" style:font-size-complex="10pt" style:font-weight-complex="normal"/>
    </style:style>
    <style:style style:name="P15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52c365" style:font-size-asian="10pt" style:font-weight-asian="normal" style:font-size-complex="10pt" style:font-weight-complex="normal"/>
    </style:style>
    <style:style style:name="P15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4e27d6" style:font-size-asian="10pt" style:font-weight-asian="normal" style:font-size-complex="10pt" style:font-weight-complex="normal"/>
    </style:style>
    <style:style style:name="P15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15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52c365" officeooo:paragraph-rsid="00688d87" style:font-size-asian="10pt" style:font-weight-asian="normal" style:font-size-complex="10pt" style:font-weight-complex="normal"/>
    </style:style>
    <style:style style:name="P15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52c365" officeooo:paragraph-rsid="0052c365" style:font-size-asian="10pt" style:font-weight-asian="normal" style:font-size-complex="10pt" style:font-weight-complex="normal"/>
    </style:style>
    <style:style style:name="P157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62d6e9" officeooo:paragraph-rsid="0062d6e9" style:font-size-asian="10pt" style:font-weight-asian="normal" style:font-size-complex="10pt" style:font-weight-complex="normal"/>
    </style:style>
    <style:style style:name="P158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650549" officeooo:paragraph-rsid="00650549" style:font-size-asian="10pt" style:font-weight-asian="normal" style:font-size-complex="10pt" style:font-weight-complex="normal"/>
    </style:style>
    <style:style style:name="P159" style:family="paragraph" style:parent-style-name="Standard" style:list-style-name="L4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650549" officeooo:paragraph-rsid="00688d87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cb982f" style:font-size-asian="10pt" style:font-weight-asian="normal" style:font-size-complex="10pt" style:font-weight-complex="normal"/>
    </style:style>
    <style:style style:name="P161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50549" style:font-size-asian="10pt" style:font-weight-asian="normal" style:font-size-complex="10pt" style:font-weight-complex="normal"/>
    </style:style>
    <style:style style:name="P162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2d6e9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rsid="00cb982f" officeooo:paragraph-rsid="00cb982f" fo:background-color="#ffff00" style:font-name-asian="Times New Roman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Heading_20_1">
      <style:text-properties style:font-name="Arial" fo:font-size="10pt" officeooo:rsid="0039a92c" officeooo:paragraph-rsid="009fafba" style:font-size-asian="10pt" style:font-size-complex="10pt"/>
    </style:style>
    <style:style style:name="T1" style:family="text">
      <style:text-properties officeooo:rsid="001f3f3a"/>
    </style:style>
    <style:style style:name="T2" style:family="text">
      <style:text-properties style:text-underline-style="none" officeooo:rsid="001fc6a5"/>
    </style:style>
    <style:style style:name="T3" style:family="text">
      <style:text-properties style:text-underline-style="none" officeooo:rsid="001f3f3a"/>
    </style:style>
    <style:style style:name="T4" style:family="text">
      <style:text-properties style:text-underline-style="none" fo:font-weight="bold" officeooo:rsid="001f3f3a" style:font-weight-asian="bold" style:font-weight-complex="bold"/>
    </style:style>
    <style:style style:name="T5" style:family="text">
      <style:text-properties style:text-underline-style="none" officeooo:rsid="0021307a"/>
    </style:style>
    <style:style style:name="T6" style:family="text">
      <style:text-properties style:text-underline-style="none" officeooo:rsid="009f47b1" style:font-weight-asian="normal" style:font-weight-complex="normal"/>
    </style:style>
    <style:style style:name="T7" style:family="text">
      <style:text-properties officeooo:rsid="0021307a"/>
    </style:style>
    <style:style style:name="T8" style:family="text">
      <style:text-properties fo:font-weight="bold" officeooo:rsid="0021307a" style:font-weight-asian="bold" style:font-weight-complex="bold"/>
    </style:style>
    <style:style style:name="T9" style:family="text">
      <style:text-properties fo:font-weight="bold" officeooo:rsid="001f3f3a" style:font-weight-asian="bold" style:font-weight-complex="bold"/>
    </style:style>
    <style:style style:name="T10" style:family="text">
      <style:text-properties fo:font-weight="bold" officeooo:rsid="009f47b1" style:font-weight-asian="bold" style:font-weight-complex="bold"/>
    </style:style>
    <style:style style:name="T11" style:family="text">
      <style:text-properties officeooo:rsid="002ebd36"/>
    </style:style>
    <style:style style:name="T12" style:family="text">
      <style:text-properties officeooo:rsid="0039a92c"/>
    </style:style>
    <style:style style:name="T13" style:family="text">
      <style:text-properties officeooo:rsid="003c3707"/>
    </style:style>
    <style:style style:name="T14" style:family="text">
      <style:text-properties officeooo:rsid="003f3f2d"/>
    </style:style>
    <style:style style:name="T15" style:family="text">
      <style:text-properties officeooo:rsid="00418167"/>
    </style:style>
    <style:style style:name="T16" style:family="text">
      <style:text-properties officeooo:rsid="004423e3"/>
    </style:style>
    <style:style style:name="T17" style:family="text">
      <style:text-properties officeooo:rsid="00458959"/>
    </style:style>
    <style:style style:name="T18" style:family="text">
      <style:text-properties officeooo:rsid="0045d851"/>
    </style:style>
    <style:style style:name="T19" style:family="text">
      <style:text-properties officeooo:rsid="0045dee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5dee7" style:font-weight-asian="normal" style:font-weight-complex="normal"/>
    </style:style>
    <style:style style:name="T22" style:family="text">
      <style:text-properties fo:font-weight="normal" officeooo:rsid="003c3707" style:font-weight-asian="normal" style:font-weight-complex="normal"/>
    </style:style>
    <style:style style:name="T23" style:family="text">
      <style:text-properties fo:font-weight="normal" officeooo:rsid="004bc2f4" style:font-weight-asian="normal" style:font-weight-complex="normal"/>
    </style:style>
    <style:style style:name="T24" style:family="text">
      <style:text-properties fo:font-weight="normal" officeooo:rsid="004d3e53" style:font-weight-asian="normal" style:font-weight-complex="normal"/>
    </style:style>
    <style:style style:name="T25" style:family="text">
      <style:text-properties fo:font-weight="normal" officeooo:rsid="004d5200" style:font-weight-asian="normal" style:font-weight-complex="normal"/>
    </style:style>
    <style:style style:name="T26" style:family="text">
      <style:text-properties fo:font-weight="normal" officeooo:rsid="004d8c3f" style:font-weight-asian="normal" style:font-weight-complex="normal"/>
    </style:style>
    <style:style style:name="T27" style:family="text">
      <style:text-properties fo:font-weight="normal" officeooo:rsid="001f3f3a" style:font-weight-asian="normal" style:font-weight-complex="normal"/>
    </style:style>
    <style:style style:name="T28" style:family="text">
      <style:text-properties fo:font-weight="normal" officeooo:rsid="0039a92c" style:font-weight-asian="normal" style:font-weight-complex="normal"/>
    </style:style>
    <style:style style:name="T29" style:family="text">
      <style:text-properties officeooo:rsid="004cd84f"/>
    </style:style>
    <style:style style:name="T30" style:family="text">
      <style:text-properties officeooo:rsid="004d3e53"/>
    </style:style>
    <style:style style:name="T31" style:family="text">
      <style:text-properties officeooo:rsid="004d5200"/>
    </style:style>
    <style:style style:name="T32" style:family="text">
      <style:text-properties officeooo:rsid="004d8c3f"/>
    </style:style>
    <style:style style:name="T33" style:family="text">
      <style:text-properties officeooo:rsid="004e27d6"/>
    </style:style>
    <style:style style:name="T34" style:family="text">
      <style:text-properties officeooo:rsid="004f0e30"/>
    </style:style>
    <style:style style:name="T35" style:family="text">
      <style:text-properties officeooo:rsid="0050d15f"/>
    </style:style>
    <style:style style:name="T36" style:family="text">
      <style:text-properties officeooo:rsid="00511275"/>
    </style:style>
    <style:style style:name="T37" style:family="text">
      <style:text-properties officeooo:rsid="0052c365"/>
    </style:style>
    <style:style style:name="T38" style:family="text">
      <style:text-properties officeooo:rsid="0054c94a"/>
    </style:style>
    <style:style style:name="T39" style:family="text">
      <style:text-properties officeooo:rsid="0055a309"/>
    </style:style>
    <style:style style:name="T40" style:family="text">
      <style:text-properties officeooo:rsid="005c6086"/>
    </style:style>
    <style:style style:name="T41" style:family="text">
      <style:text-properties officeooo:rsid="005da3d2"/>
    </style:style>
    <style:style style:name="T42" style:family="text">
      <style:text-properties officeooo:rsid="005f6f16"/>
    </style:style>
    <style:style style:name="T43" style:family="text">
      <style:text-properties officeooo:rsid="0060f48d"/>
    </style:style>
    <style:style style:name="T44" style:family="text">
      <style:text-properties officeooo:rsid="006541e8"/>
    </style:style>
    <style:style style:name="T45" style:family="text">
      <style:text-properties officeooo:rsid="006615bf"/>
    </style:style>
    <style:style style:name="T46" style:family="text">
      <style:text-properties officeooo:rsid="00679e03"/>
    </style:style>
    <style:style style:name="T47" style:family="text">
      <style:text-properties officeooo:rsid="00688d87"/>
    </style:style>
    <style:style style:name="T48" style:family="text">
      <style:text-properties officeooo:rsid="0076bfcb"/>
    </style:style>
    <style:style style:name="T49" style:family="text">
      <style:text-properties fo:font-variant="normal" fo:text-transform="none" fo:color="#000000" fo:letter-spacing="normal" fo:font-style="normal"/>
    </style:style>
    <style:style style:name="T50" style:family="text">
      <style:text-properties fo:font-variant="normal" fo:text-transform="none" fo:color="#000000" fo:letter-spacing="normal" fo:font-style="normal" officeooo:rsid="001f3f3a"/>
    </style:style>
    <style:style style:name="T51" style:family="text">
      <style:text-properties fo:font-variant="normal" fo:text-transform="none" fo:color="#000000" fo:letter-spacing="normal" fo:font-style="normal" officeooo:rsid="009901c5"/>
    </style:style>
    <style:style style:name="T52" style:family="text">
      <style:text-properties fo:font-variant="normal" fo:text-transform="none" fo:color="#000000" fo:letter-spacing="normal" fo:font-style="normal" officeooo:rsid="008a0729"/>
    </style:style>
    <style:style style:name="T53" style:family="text">
      <style:text-properties fo:font-variant="normal" fo:text-transform="none" fo:color="#000000" fo:letter-spacing="normal" fo:font-style="normal" officeooo:rsid="009d93d0"/>
    </style:style>
    <style:style style:name="T54" style:family="text">
      <style:text-properties fo:font-variant="normal" fo:text-transform="none" fo:color="#000000" fo:letter-spacing="normal" fo:font-style="normal" officeooo:rsid="009f47b1"/>
    </style:style>
    <style:style style:name="T55" style:family="text">
      <style:text-properties officeooo:rsid="008a0729"/>
    </style:style>
    <style:style style:name="T56" style:family="text">
      <style:text-properties officeooo:rsid="009c1c4a"/>
    </style:style>
    <style:style style:name="T57" style:family="text">
      <style:text-properties officeooo:rsid="009d93d0"/>
    </style:style>
    <style:style style:name="T58" style:family="text">
      <style:text-properties officeooo:rsid="00ab7b91"/>
    </style:style>
    <style:style style:name="T59" style:family="text">
      <style:text-properties style:use-window-font-color="true" style:font-name="Arial" fo:language="es" fo:country="PY" style:language-asian="es" style:country-asian="ES" style:font-style-complex="italic"/>
    </style:style>
    <style:style style:name="T60" style:family="text">
      <style:text-properties style:use-window-font-color="true" style:font-name="Arial" fo:language="es" fo:country="PY" officeooo:rsid="004423e3" style:language-asian="es" style:country-asian="ES" style:font-style-complex="italic"/>
    </style:style>
    <style:style style:name="T61" style:family="text">
      <style:text-properties officeooo:rsid="00cb982f"/>
    </style:style>
    <style:style style:name="T62" style:family="text">
      <style:text-properties style:font-name="Arial1" fo:font-size="10pt" style:font-size-asian="10pt" style:font-name-complex="Arial2" style:font-size-complex="10pt"/>
    </style:style>
    <style:style style:name="T63" style:family="text">
      <style:text-properties style:font-name="Arial1" fo:font-size="10pt" fo:language="en" fo:country="US" fo:font-weight="normal" fo:background-color="transparent" style:font-name-asian="Times New Roman" style:font-size-asian="10pt" style:language-asian="pt" style:country-asian="BR" style:font-weight-asian="normal" style:font-name-complex="Arial2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Este reporte se va a repetir para todos los items seleccioados desde una vista lista o para un solo item si se imprime desde adentro de uno. </text:p>
      <text:p text:style-name="P77"><text:placeholder text:placeholder-type="text">&lt;for each="o in objects"&gt;</text:placeholder></text:p>
      <text:p text:style-name="P98">ATENCIÓN! NO FUNCIONA BIEN POR PROBLEMA DE LISTAS O ITEMS, PERO EL USO ES CORRECTO. </text:p>
      <text:h text:style-name="P164" text:outline-level="1">Examples</text:h>
      <text:p text:style-name="P130">Genéricas</text:p>
      <text:p text:style-name="P3"><draw:frame draw:style-name="fr1" draw:name="image: asimage(o.operative_id.logo,size_x=220,size_y=65)" text:anchor-type="paragraph" svg:x="1.229cm" svg:y="0.76cm" draw:z-index="0"><draw:text-box fo:min-height="1.249cm" fo:min-width="3.9cm"><text:p text:style-name="Frame_20_contents">Imagen</text:p></draw:text-box></draw:frame>Uso de imagen</text:p>
      <text:p text:style-name="P6">Idioma de plantilla</text:p>
      <text:p text:style-name="P20"><text:placeholder text:placeholder-type="text">&lt;setLang(user.lang or 'en_US')&gt;</text:placeholder></text:p>
      <text:p text:style-name="P21"><text:placeholder text:placeholder-type="text">&lt;setLang('pt_BR')&gt;</text:placeholder></text:p>
      <text:p text:style-name="P22"><text:placeholder text:placeholder-type="text">&lt;setLang('es_ES')&gt;</text:placeholder></text:p>
      <text:p text:style-name="P77"/>
      <text:p text:style-name="P4">Formatear dirección para cualquier partner</text:p>
      <text:p text:style-name="P65"><text:placeholder text:placeholder-type="text">&lt;format_partner_address(o.proxy_id)&gt;</text:placeholder></text:p>
      <text:p text:style-name="P67"/>
      <text:p text:style-name="P4">Fechas actual</text:p>
      <text:p text:style-name="P65"><text:placeholder text:placeholder-type="text">&lt;today()&gt;</text:placeholder></text:p>
      <text:p text:style-name="P7">Fecha según idioma</text:p>
      <text:p text:style-name="P65"><text:placeholder text:placeholder-type="text">&lt;formatLang(today(), date=True)&gt;</text:placeholder></text:p>
      <text:p text:style-name="P91"/>
      <text:p text:style-name="P99">Usar o o usar objetcts?</text:p>
      <text:p text:style-name="P92"><text:tab/>Si usamos o el reporte solo funciona para el reporte actual, si usamos objets podremos imprmir mas reportes de una lista, por ejemplo objetct</text:p>
      <text:p text:style-name="P127"><text:span text:style-name="T6"><text:tab/>Para que cualquier reporte se pueda imprmir desde la vista lista, deberíamos acostumbranos a usar </text:span><text:span text:style-name="T54">objects[0]</text:span></text:p>
      <text:p text:style-name="P92"/>
      <text:p text:style-name="P92"/>
      <text:p text:style-name="P100">Condiciones</text:p>
      <text:p text:style-name="P40"><text:placeholder text:placeholder-type="text">&lt;for each="partner in o.partner_role_in_registry_ids"&gt;</text:placeholder></text:p>
      <text:p text:style-name="P93"><text:span text:style-name="T55"><text:tab/></text:span><text:span text:style-name="T50"><text:placeholder text:placeholder-type="text">&lt;choose&gt;</text:placeholder></text:span></text:p>
      <text:p text:style-name="P69"><text:placeholder text:placeholder-type="text">&lt;when test="partner.type == 'manufacturer'"&gt;&gt;</text:placeholder></text:p>
      <text:p text:style-name="P23"><text:span text:style-name="T49"><text:placeholder text:placeholder-type="text">&lt;partner.partner_id.name&gt;</text:placeholder></text:span><text:span text:style-name="T49"> </text:span><text:span text:style-name="T51">- </text:span><text:span text:style-name="T52">manufacturer</text:span></text:p>
      <text:p text:style-name="P69"><text:placeholder text:placeholder-type="text">&lt;/when&gt;</text:placeholder></text:p>
      <text:p text:style-name="P70"><text:placeholder text:placeholder-type="text">&lt;when test="partner.type == 'importer'"&gt;&gt;</text:placeholder></text:p>
      <text:p text:style-name="P24"><text:span text:style-name="T49"><text:placeholder text:placeholder-type="text">&lt;partner.partner_id.name&gt;</text:placeholder></text:span><text:span text:style-name="T49"> </text:span><text:span text:style-name="T51">- </text:span><text:span text:style-name="T53">importer</text:span></text:p>
      <text:p text:style-name="P70"><text:placeholder text:placeholder-type="text">&lt;/when&gt;</text:placeholder></text:p>
      <text:p text:style-name="P71"><text:placeholder text:placeholder-type="text">&lt;otherwise&gt;</text:placeholder></text:p>
      <text:p text:style-name="P25"><text:span text:style-name="T49"><text:placeholder text:placeholder-type="text">&lt;partner.partner_id.name&gt;</text:placeholder></text:span><text:span text:style-name="T49"> </text:span><text:span text:style-name="T51">- otros</text:span></text:p>
      <text:p text:style-name="P71"><text:placeholder text:placeholder-type="text">&lt;/otherwise&gt;</text:placeholder></text:p>
      <text:p text:style-name="P69"><text:placeholder text:placeholder-type="text">&lt;/choose&gt;</text:placeholder></text:p>
      <text:p text:style-name="P72"><text:placeholder text:placeholder-type="text">&lt;/for&gt;</text:placeholder></text:p>
      <text:p text:style-name="P101"/>
      <text:p text:style-name="P101">Variables</text:p>
      <text:p text:style-name="P94"><text:span text:style-name="T48"><text:tab/></text:span><text:span text:style-name="T10">Alternativa 1</text:span></text:p>
      <text:p text:style-name="P94"><text:span text:style-name="T10"><text:tab/></text:span><text:span text:style-name="T48">Son dos funciones:</text:span></text:p>
      <text:list xml:id="list8080988371642216298" text:style-name="L1">
        <text:list-item>
          <text:p text:style-name="P145">myset → asigna valores a variables, se pueden asignar varias al mismo tiempo y de cualquier tipo</text:p>
        </text:list-item>
        <text:list-item>
          <text:p text:style-name="P145">myget → carga el valor de una variable</text:p>
        </text:list-item>
      </text:list>
      <text:p text:style-name="P132"><text:tab/>Ejemplo de contador:</text:p>
      <text:p text:style-name="P132"><text:tab/>Iniciamos la var test en 1</text:p>
      <text:p text:style-name="P26"><text:placeholder text:placeholder-type="text">&lt;if test="myset({'test':1})"&gt;</text:placeholder></text:p>
      <text:p text:style-name="P41"><text:placeholder text:placeholder-type="text">&lt;/if&gt;</text:placeholder></text:p>
      <text:p text:style-name="P61"><text:soft-page-break/>Le sumamos 1</text:p>
      <text:p text:style-name="P26"><text:placeholder text:placeholder-type="text">&lt;if test="myset({'test':myget('test')+1})"&gt;</text:placeholder></text:p>
      <text:p text:style-name="P41"><text:placeholder text:placeholder-type="text">&lt;/if&gt;</text:placeholder></text:p>
      <text:p text:style-name="P61">La imprimimos</text:p>
      <text:p text:style-name="P43"><text:placeholder text:placeholder-type="text">&lt;myget('test')&gt;</text:placeholder></text:p>
      <text:p text:style-name="P44"/>
      <text:p text:style-name="P9">Otra forma que me anda a medias</text:p>
      <text:p text:style-name="P45"><text:placeholder text:placeholder-type="text">&lt;for each="inc in range(count(o.study_presentation_ids))"&gt;</text:placeholder></text:p>
      <text:p text:style-name="P45"><text:span text:style-name="T56">Contador: </text:span><text:placeholder text:placeholder-type="text">&lt;inc&gt;</text:placeholder> <text:span text:style-name="T57">| </text:span><text:placeholder text:placeholder-type="text">&lt;o.study_presentation_ids[inc].study_id.name&gt;</text:placeholder></text:p>
      <text:p text:style-name="P45"><text:placeholder text:placeholder-type="text">&lt;/for&gt;</text:placeholder></text:p>
      <text:p text:style-name="P102"/>
      <text:p text:style-name="P102">Informaciones</text:p>
      <text:p text:style-name="P102"><text:tab/>Parámetros</text:p>
      <text:list xml:id="list5269379325148496230" text:style-name="L2">
        <text:list-item>
          <text:p text:style-name="P146">objeto* (ej. o)</text:p>
        </text:list-item>
        <text:list-item>
          <text:p text:style-name="P153"><text:span text:style-name="T18">categoria* ej ('</text:span><text:span text:style-name="T33">inf1</text:span><text:span text:style-name="T18">')</text:span></text:p>
        </text:list-item>
        <text:list-item>
          <text:p text:style-name="P146">estado de prestantacion (ej. 'approved')</text:p>
        </text:list-item>
        <text:list-item>
          <text:p text:style-name="P146">producto (ej <text:s/>product_id=product)</text:p>
        </text:list-item>
        <text:list-item>
          <text:p text:style-name="P153"><text:span text:style-name="T33">partner</text:span><text:span text:style-name="T18"> (ej <text:s/></text:span><text:span text:style-name="T33">partner</text:span><text:span text:style-name="T18">_id=</text:span><text:span text:style-name="T33">partner</text:span><text:span text:style-name="T18">)</text:span></text:p>
        </text:list-item>
      </text:list>
      <text:p text:style-name="P10">Devuelve</text:p>
      <text:list xml:id="list1928242257" text:continue-numbering="true" text:style-name="L2">
        <text:list-item>
          <text:p text:style-name="P158">textos de informaciones</text:p>
        </text:list-item>
      </text:list>
      <text:p text:style-name="P106"><text:span text:style-name="T19"><text:tab/></text:span><text:span text:style-name="T33">Informations </text:span><text:span text:style-name="T34">de un tipo </text:span><text:span text:style-name="T37">y aprobadas</text:span></text:p>
      <text:p text:style-name="P27"><text:placeholder text:placeholder-type="text">&lt;for each="inf in informations(o, 'tipo1','approved')"&gt;</text:placeholder></text:p>
      <text:p text:style-name="P60"><text:placeholder text:placeholder-type="text">&lt;inf&gt;</text:placeholder></text:p>
      <text:p text:style-name="P160">o </text:p>
      <text:p text:style-name="P96"><text:span text:style-name="T61"><text:tab/></text:span><text:span text:style-name="T61"><text:placeholder text:placeholder-type="text">&lt;insert_html(inf)&gt;</text:placeholder></text:span></text:p>
      <text:p text:style-name="P46"><text:placeholder text:placeholder-type="text">&lt;/for&gt;</text:placeholder></text:p>
      <text:p text:style-name="P107"><text:span text:style-name="T19"><text:tab/></text:span><text:span text:style-name="T33">Informations </text:span><text:span text:style-name="T34">de un tipo y de operativa</text:span></text:p>
      <text:p text:style-name="P28"><text:placeholder text:placeholder-type="text">&lt;for each="inf in informations(o, 'tipo1',partner_id=o.operative_id.partner_id)"&gt;</text:placeholder></text:p>
      <text:p text:style-name="P47"><text:placeholder text:placeholder-type="text">&lt;inf&gt;</text:placeholder></text:p>
      <text:p text:style-name="P160">o </text:p>
      <text:p text:style-name="P96"><text:span text:style-name="T61"><text:tab/></text:span><text:span text:style-name="T61"><text:placeholder text:placeholder-type="text">&lt;insert_html(inf)&gt;</text:placeholder></text:span></text:p>
      <text:p text:style-name="P47"><text:placeholder text:placeholder-type="text">&lt;/for&gt;</text:placeholder></text:p>
      <text:p text:style-name="P8"><text:span text:style-name="T36">Una </text:span><text:span text:style-name="T33">Information </text:span><text:span text:style-name="T35">de la operative</text:span></text:p>
      <text:p text:style-name="P29"><text:placeholder text:placeholder-type="text">&lt;if test="information(o, 'tipo1',partner_id=o.operative_id.partner_id)"&gt;</text:placeholder></text:p>
      <text:p text:style-name="P48"><text:placeholder text:placeholder-type="text">&lt;information(o, 'tipo1',partner_id=o.operative_id.partner_id)&gt;</text:placeholder></text:p>
      <text:p text:style-name="P48"><text:placeholder text:placeholder-type="text">&lt;/if&gt;</text:placeholder></text:p>
      <text:p text:style-name="P48"/>
      <text:p text:style-name="P119">Partners role in registry</text:p>
      <text:p text:style-name="P103"><text:tab/>Parámetros</text:p>
      <text:list xml:id="list10428908881269678" text:style-name="L3">
        <text:list-item>
          <text:p text:style-name="P151">objeto* (ej. o)</text:p>
        </text:list-item>
        <text:list-item>
          <text:p text:style-name="P155">tipo* (ej 'manufacturer')</text:p>
        </text:list-item>
      </text:list>
      <text:p text:style-name="P11">Devuelve</text:p>
      <text:list xml:id="list7863344755849533466" text:style-name="L4">
        <text:list-item>
          <text:p text:style-name="P159">res.partner</text:p>
        </text:list-item>
      </text:list>
      <text:p text:style-name="P108"><text:span text:style-name="T12"><text:tab/></text:span><text:span text:style-name="T31">Partners</text:span></text:p>
      <text:p text:style-name="P108"><text:span text:style-name="T22"><text:tab/></text:span><text:span text:style-name="T21">Lista de </text:span><text:span text:style-name="T25">partners </text:span><text:span text:style-name="T23">que tienen </text:span><text:span text:style-name="T25">un determinado rol</text:span></text:p>
      <text:p text:style-name="P78"><text:span text:style-name="T12"><text:tab/></text:span><text:placeholder text:placeholder-type="text">&lt;for each="partner in partners(o, 'manufacturer')"&gt;</text:placeholder></text:p>
      <text:p text:style-name="P30"><text:span text:style-name="T31">Partner</text:span><text:span text:style-name="T30"> </text:span><text:span text:style-name="T31">Name </text:span><text:span text:style-name="T12">= </text:span><text:span text:style-name="T11"><text:placeholder text:placeholder-type="text">&lt;partner.name&gt;</text:placeholder></text:span></text:p>
      <text:p text:style-name="P49"><text:placeholder text:placeholder-type="text">&lt;/for&gt;</text:placeholder></text:p>
      <text:p text:style-name="P108"><text:span text:style-name="T58"><text:tab/>Un</text:span><text:span text:style-name="T29"> </text:span><text:span text:style-name="T32">Partner</text:span></text:p>
      <text:p text:style-name="P78"><text:span text:style-name="T12"><text:tab/></text:span><text:placeholder text:placeholder-type="text">&lt;if test="partner(o, 'manufacturer')"&gt;</text:placeholder></text:p>
      <text:p text:style-name="P108"><text:span text:style-name="T22"><text:tab/></text:span><text:span text:style-name="T24">Un </text:span><text:span text:style-name="T26">partner</text:span><text:span text:style-name="T24"> </text:span><text:span text:style-name="T23">que tienen </text:span><text:span text:style-name="T26">un determinado rol</text:span></text:p>
      <text:p text:style-name="P78"><text:span text:style-name="T12"><text:tab/></text:span><text:span text:style-name="T32">Partner Name</text:span><text:span text:style-name="T15">= </text:span><text:placeholder text:placeholder-type="text">&lt;partner(o, 'manufacturer').name&gt;</text:placeholder></text:p>
      <text:p text:style-name="P49"><text:placeholder text:placeholder-type="text">&lt;/if&gt;</text:placeholder></text:p>
      <text:p text:style-name="P109"><text:span text:style-name="T58"><text:tab/>Un</text:span><text:span text:style-name="T29"> </text:span><text:span text:style-name="T32">Partner </text:span><text:span text:style-name="T58">com for</text:span></text:p>
      <text:p text:style-name="P109"><text:span text:style-name="T28"><text:tab/></text:span><text:span text:style-name="T20"><text:placeholder text:placeholder-type="text">&lt;if test="partner(o, 'manufacturer')"&gt;</text:placeholder></text:span></text:p>
      <text:p text:style-name="P79"><text:tab/><text:placeholder text:placeholder-type="text">&lt;for each="partner in partners(o, 'manufacturer')"&gt;</text:placeholder></text:p>
      <text:p text:style-name="P109"><text:span text:style-name="T22"><text:tab/></text:span><text:span text:style-name="T24">Un </text:span><text:span text:style-name="T26">partner</text:span><text:span text:style-name="T24"> </text:span><text:span text:style-name="T23">que tienen </text:span><text:span text:style-name="T26">un determinado rol</text:span></text:p>
      <text:p text:style-name="P79"><text:soft-page-break/><text:span text:style-name="T12"><text:tab/></text:span><text:span text:style-name="T32">Partner Name</text:span><text:span text:style-name="T15">= </text:span><text:placeholder text:placeholder-type="text">&lt;partner.name&gt;</text:placeholder></text:p>
      <text:p text:style-name="P50"><text:placeholder text:placeholder-type="text">&lt;/for&gt;</text:placeholder></text:p>
      <text:p text:style-name="P51"><text:placeholder text:placeholder-type="text">&lt;/if&gt;</text:placeholder></text:p>
      <text:p text:style-name="P128">Procesos <text:span text:style-name="T47">y protocols</text:span></text:p>
      <text:p text:style-name="P104"><text:tab/>Parámetros</text:p>
      <text:list xml:id="list1680066748" text:continue-list="list10428908881269678" text:style-name="L3">
        <text:list-item>
          <text:p text:style-name="P152">objeto* (ej. o)</text:p>
        </text:list-item>
        <text:list-item>
          <text:p text:style-name="P156">partner_ref* (ej 'IBAMA')</text:p>
        </text:list-item>
        <text:list-item>
          <text:p text:style-name="P156">estado (ej 'approved')</text:p>
        </text:list-item>
      </text:list>
      <text:p text:style-name="P10">Devuelve</text:p>
      <text:list xml:id="list1457507794" text:continue-list="list1928242257" text:style-name="L2">
        <text:list-item>
          <text:p text:style-name="P158">proceso</text:p>
        </text:list-item>
      </text:list>
      <text:p text:style-name="P110"><text:span text:style-name="T12"><text:tab/></text:span><text:span text:style-name="T29">Processes</text:span></text:p>
      <text:p text:style-name="P111"><text:span text:style-name="T22"><text:tab/></text:span><text:span text:style-name="T21">Lista de </text:span><text:span text:style-name="T23">procesos que tienen como referencia del partner a este parametro</text:span></text:p>
      <text:p text:style-name="P80"><text:span text:style-name="T12"><text:tab/></text:span><text:placeholder text:placeholder-type="text">&lt;for each="process in processes(o, 'IBAMA')"&gt;</text:placeholder></text:p>
      <text:p text:style-name="P31"><text:span text:style-name="T30">Process Number </text:span><text:span text:style-name="T12">= </text:span><text:span text:style-name="T11"><text:placeholder text:placeholder-type="text">&lt;process.name&gt;</text:placeholder></text:span></text:p>
      <text:p text:style-name="P52"><text:placeholder text:placeholder-type="text">&lt;/for&gt;</text:placeholder></text:p>
      <text:p text:style-name="P120"><text:tab/>Process</text:p>
      <text:p text:style-name="P81"><text:span text:style-name="T12"><text:tab/></text:span><text:placeholder text:placeholder-type="text">&lt;if test="process(o, 'IBAMA')"&gt;</text:placeholder></text:p>
      <text:p text:style-name="P112"><text:span text:style-name="T22"><text:tab/></text:span><text:span text:style-name="T24">Un proceso </text:span><text:span text:style-name="T23">que tienen como referencia del partner a este parametro</text:span></text:p>
      <text:p text:style-name="P81"><text:span text:style-name="T12"><text:tab/></text:span><text:span text:style-name="T30">Process Number</text:span><text:span text:style-name="T15"> = </text:span><text:placeholder text:placeholder-type="text">&lt;process(o, 'IBAMA').name&gt;</text:placeholder></text:p>
      <text:p text:style-name="P53"><text:placeholder text:placeholder-type="text">&lt;/if&gt;</text:placeholder></text:p>
      <text:p text:style-name="P12"><text:tab/>Protocol IBAMA</text:p>
      <text:p text:style-name="P13"><text:span text:style-name="T45"><text:tab/></text:span><text:span text:style-name="T27"><text:placeholder text:placeholder-type="text">&lt;for each="process in processes(o, 'IBAMA')"&gt;</text:placeholder></text:span></text:p>
      <text:p text:style-name="P32"><text:span text:style-name="T30"><text:tab/></text:span><text:span text:style-name="T45"><text:placeholder text:placeholder-type="text">&lt;if test="process.open_official_letter_id"&gt;</text:placeholder></text:span></text:p>
      <text:p text:style-name="P32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32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32"><text:span text:style-name="T11"><text:tab/></text:span><text:span text:style-name="T45"><text:placeholder text:placeholder-type="text">&lt;/if&gt;</text:placeholder></text:span></text:p>
      <text:p text:style-name="P54"><text:span text:style-name="T45"><text:tab/></text:span><text:span text:style-name="T45"><text:placeholder text:placeholder-type="text">&lt;/for&gt;</text:placeholder></text:span></text:p>
      <text:p text:style-name="P14"><text:span text:style-name="T45"><text:tab/>Protocol </text:span><text:span text:style-name="T46">MAPA</text:span></text:p>
      <text:p text:style-name="P14"><text:span text:style-name="T45"><text:tab/></text:span><text:span text:style-name="T27"><text:placeholder text:placeholder-type="text">&lt;for each="process in processes(o, 'MAPA')"&gt;</text:placeholder></text:span></text:p>
      <text:p text:style-name="P33"><text:span text:style-name="T30"><text:tab/></text:span><text:span text:style-name="T45"><text:placeholder text:placeholder-type="text">&lt;if test="process.open_official_letter_id"&gt;</text:placeholder></text:span></text:p>
      <text:p text:style-name="P33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33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33"><text:span text:style-name="T11"><text:tab/></text:span><text:span text:style-name="T45"><text:placeholder text:placeholder-type="text">&lt;/if&gt;</text:placeholder></text:span></text:p>
      <text:p text:style-name="P55"><text:span text:style-name="T45"><text:tab/></text:span><text:span text:style-name="T45"><text:placeholder text:placeholder-type="text">&lt;/for&gt;</text:placeholder></text:span></text:p>
      <text:p text:style-name="P14"><text:span text:style-name="T45"><text:tab/>Protocol </text:span><text:span text:style-name="T46">ANVISA</text:span></text:p>
      <text:p text:style-name="P14"><text:span text:style-name="T45"><text:tab/></text:span><text:span text:style-name="T27"><text:placeholder text:placeholder-type="text">&lt;for each="process in processes(o, 'ANVISA')"&gt;</text:placeholder></text:span></text:p>
      <text:p text:style-name="P33"><text:span text:style-name="T30"><text:tab/></text:span><text:span text:style-name="T45"><text:placeholder text:placeholder-type="text">&lt;if test="process.open_official_letter_id"&gt;</text:placeholder></text:span></text:p>
      <text:p text:style-name="P33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33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33"><text:span text:style-name="T11"><text:tab/></text:span><text:span text:style-name="T45"><text:placeholder text:placeholder-type="text">&lt;/if&gt;</text:placeholder></text:span></text:p>
      <text:p text:style-name="P55"><text:span text:style-name="T45"><text:tab/></text:span><text:span text:style-name="T45"><text:placeholder text:placeholder-type="text">&lt;/for&gt;</text:placeholder></text:span></text:p>
      <text:p text:style-name="P52"/>
      <text:p text:style-name="P95"/>
      <text:p text:style-name="P15"/>
      <text:p text:style-name="P105"/>
      <text:p text:style-name="P129">DOCUMENTOS</text:p>
      <text:p text:style-name="P121">Estudios</text:p>
      <text:p text:style-name="P122"><text:tab/>Parámetros:</text:p>
      <text:list xml:id="list1533627192" text:continue-numbering="true" text:style-name="L2">
        <text:list-item>
          <text:p text:style-name="P147">objeto* (ej. o)</text:p>
        </text:list-item>
        <text:list-item>
          <text:p text:style-name="P147">categoria* ej ('estudio fisicos')</text:p>
        </text:list-item>
        <text:list-item>
          <text:p text:style-name="P147">estado de prestantacion (ej. 'approved')</text:p>
        </text:list-item>
        <text:list-item>
          <text:p text:style-name="P147">producto (ej <text:s/>product_id=product)</text:p>
        </text:list-item>
        <text:list-item>
          <text:p text:style-name="P147">laboratorio (ej <text:s/>laboratory_id=laboratory)</text:p>
        </text:list-item>
        <text:list-item>
          <text:p text:style-name="P147">proveedor (ej <text:s/>supplier_id=supplier)</text:p>
        </text:list-item>
      </text:list>
      <text:p text:style-name="P10">Devuelve</text:p>
      <text:list xml:id="list730745803" text:continue-numbering="true" text:style-name="L2">
        <text:list-item>
          <text:p text:style-name="P158">sgr.study</text:p>
        </text:list-item>
      </text:list>
      <text:p text:style-name="P113"><text:span text:style-name="T12"><text:tab/></text:span><text:span text:style-name="T13">Studies</text:span></text:p>
      <text:p text:style-name="P113"><text:span text:style-name="T13"><text:tab/></text:span><text:span text:style-name="T21">Lista de estudios para esta categoria y outros parámetros:</text:span></text:p>
      <text:p text:style-name="P82"><text:span text:style-name="T12"><text:tab/></text:span><text:placeholder text:placeholder-type="text">&lt;for each="study in studies(o, 'tipo1',product_id=o.formulated_product_id)"&gt;</text:placeholder></text:p>
      <text:p text:style-name="P34"><text:span text:style-name="T17">Study Name</text:span><text:span text:style-name="T12">= </text:span><text:span text:style-name="T11"><text:placeholder text:placeholder-type="text">&lt;study.name&gt;</text:placeholder></text:span></text:p>
      <text:p text:style-name="P56"><text:placeholder text:placeholder-type="text">&lt;/for&gt;</text:placeholder></text:p>
      <text:p text:style-name="P68"/>
      <text:p text:style-name="P5">Study</text:p>
      <text:p text:style-name="P144"><text:span text:style-name="T12"><text:tab/></text:span><text:span text:style-name="T61">Mejor opción</text:span></text:p>
      <text:p text:style-name="P73"><text:placeholder text:placeholder-type="text">&lt;if test="study(o, 'Certificado de análise física-química','approved')"&gt;</text:placeholder></text:p>
      <text:p text:style-name="P39"><text:placeholder text:placeholder-type="text">&lt;for each="study in studies(o, 'Certificado de análise física-química','approved')"&gt;</text:placeholder></text:p>
      <text:p text:style-name="P75"><text:span text:style-name="T62">De acordo com o resultado da análise, o produto encontra-se dentro das especificações, conforme cópia autenticada do Certificado de Análise nº </text:span><text:span text:style-name="T63"><text:placeholder text:placeholder-type="text">&lt;study.reference&gt;</text:placeholder></text:span><text:span text:style-name="T62">, expedido pela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.</text:span></text:p>
      <text:p text:style-name="P74"><text:placeholder text:placeholder-type="text">&lt;/for&gt;</text:placeholder></text:p>
      <text:p text:style-name="P163"><text:placeholder text:placeholder-type="text">&lt;/if&gt;</text:placeholder></text:p>
      <text:p text:style-name="P163">Otra opción</text:p>
      <text:p text:style-name="P90"><text:span text:style-name="T12"><text:tab/></text:span><text:placeholder text:placeholder-type="text">&lt;if test="study(o, 'tipo1',product_id=o.formulated_product_id)"&gt;</text:placeholder></text:p>
      <text:p text:style-name="P83"><text:span text:style-name="T12"><text:tab/></text:span><text:span text:style-name="T19">Un estudio para esta categoria y outros parámetros:</text:span></text:p>
      <text:p text:style-name="P83"><text:span text:style-name="T12"><text:tab/></text:span><text:span text:style-name="T16">Name</text:span><text:span text:style-name="T15"> = </text:span><text:placeholder text:placeholder-type="text">&lt;study(o, 'tipo1').name&gt;</text:placeholder></text:p>
      <text:p text:style-name="P57"><text:placeholder text:placeholder-type="text">&lt;/if&gt;</text:placeholder></text:p>
      <text:p text:style-name="P57"/>
      <text:p text:style-name="P57"/>
      <text:p text:style-name="P124">Partner Documents</text:p>
      <text:p text:style-name="P123"><text:tab/>Parámetros:</text:p>
      <text:list xml:id="list2078868762" text:continue-numbering="true" text:style-name="L2">
        <text:list-item>
          <text:p text:style-name="P148">objeto* (ej. o)</text:p>
        </text:list-item>
        <text:list-item>
          <text:p text:style-name="P148">categoria* ej ('estudio fisicos')</text:p>
        </text:list-item>
        <text:list-item>
          <text:p text:style-name="P148">estado de prestantacion (ej. 'approved')</text:p>
        </text:list-item>
        <text:list-item>
          <text:p text:style-name="P154"><text:span text:style-name="T19">partner</text:span><text:span text:style-name="T18"> (ej <text:s/></text:span><text:span text:style-name="T19">partner</text:span><text:span text:style-name="T18">_id=</text:span><text:span text:style-name="T19">partner</text:span><text:span text:style-name="T18">)</text:span></text:p>
        </text:list-item>
      </text:list>
      <text:p text:style-name="P10">Devuelve</text:p>
      <text:list xml:id="list984335742" text:continue-numbering="true" text:style-name="L2">
        <text:list-item>
          <text:p text:style-name="P158">sgr.partner_document</text:p>
        </text:list-item>
      </text:list>
      <text:p text:style-name="P114"><text:span text:style-name="T12"><text:tab/></text:span><text:span text:style-name="T14">p_docs</text:span></text:p>
      <text:p text:style-name="P97"><text:tab/>Lista de partner documents para esta categoria y outros parámetros:</text:p>
      <text:p text:style-name="P84"><text:span text:style-name="T12"><text:tab/></text:span><text:placeholder text:placeholder-type="text">&lt;for each="p_doc in p_docs(o, 'tipo1')"&gt;</text:placeholder></text:p>
      <text:p text:style-name="P35"><text:span text:style-name="T12">for each="</text:span><text:span text:style-name="T14">p_doc</text:span><text:span text:style-name="T12"> in </text:span><text:span text:style-name="T14">p_docs</text:span><text:span text:style-name="T12">(o, 'tipo1'</text:span><text:span text:style-name="T14">)</text:span><text:span text:style-name="T12">"</text:span></text:p>
      <text:p text:style-name="P35"><text:span text:style-name="T16">Name </text:span><text:span text:style-name="T12">= </text:span><text:span text:style-name="T11"><text:placeholder text:placeholder-type="text">&lt;p_doc.name&gt;</text:placeholder></text:span></text:p>
      <text:p text:style-name="P58"><text:placeholder text:placeholder-type="text">&lt;/for&gt;</text:placeholder></text:p>
      <text:p text:style-name="P115"><text:span text:style-name="T12"><text:tab/></text:span><text:span text:style-name="T14">p_doc</text:span></text:p>
      <text:p text:style-name="P66"><text:placeholder text:placeholder-type="text">&lt;if test="p_doc(o, 'tipo1')"&gt;</text:placeholder></text:p>
      <text:p text:style-name="P66"><text:span text:style-name="T16">Name</text:span><text:span text:style-name="T15"> = </text:span><text:placeholder text:placeholder-type="text">&lt;p_doc(o, 'tipo1').name&gt;</text:placeholder></text:p>
      <text:p text:style-name="P42"><text:placeholder text:placeholder-type="text">&lt;/if&gt;</text:placeholder></text:p>
      <text:p text:style-name="P42"/>
      <text:p text:style-name="P126">Tax </text:p>
      <text:p text:style-name="P116"><text:span text:style-name="T14"><text:tab/></text:span><text:span text:style-name="T38">Muchos tax </text:span><text:span text:style-name="T39">(sin parser)</text:span></text:p>
      <text:p text:style-name="P85"><text:span text:style-name="T12"><text:tab/></text:span><text:placeholder text:placeholder-type="text">&lt;for each="tax in o.tax_ids"&gt;</text:placeholder></text:p>
      <text:p text:style-name="P36"><text:span text:style-name="T16">Name </text:span><text:span text:style-name="T12">= </text:span><text:span text:style-name="T11"><text:placeholder text:placeholder-type="text">&lt;tax.name&gt;</text:placeholder></text:span></text:p>
      <text:p text:style-name="P59"><text:placeholder text:placeholder-type="text">&lt;/for&gt;</text:placeholder></text:p>
      <text:p text:style-name="P16"><text:soft-page-break/>Parámetros del parser</text:p>
      <text:list xml:id="list1506777028" text:continue-numbering="true" text:style-name="L2">
        <text:list-item>
          <text:p text:style-name="P149">objeto* (ej. o)</text:p>
        </text:list-item>
        <text:list-item>
          <text:p text:style-name="P149">categoria ej (<text:span text:style-name="T42">category=</text:span>'<text:span text:style-name="T42">Tax IBAMA</text:span>')</text:p>
        </text:list-item>
        <text:list-item>
          <text:p text:style-name="P149">estado de prestantacion (<text:span text:style-name="T42">state=</text:span>'approved')</text:p>
        </text:list-item>
        <text:list-item>
          <text:p text:style-name="P161"><text:span text:style-name="T19">partner</text:span><text:span text:style-name="T18"> (ej <text:s/></text:span><text:span text:style-name="T42">partner_ref</text:span><text:span text:style-name="T18">='</text:span><text:span text:style-name="T42">IBAMA</text:span><text:span text:style-name="T18">)</text:span></text:p>
        </text:list-item>
      </text:list>
      <text:p text:style-name="P10">Devuelve</text:p>
      <text:list xml:id="list1506914957" text:continue-numbering="true" text:style-name="L2">
        <text:list-item>
          <text:p text:style-name="P158">sgr.tax</text:p>
        </text:list-item>
      </text:list>
      <text:p text:style-name="P117"><text:span text:style-name="T14"><text:tab/></text:span><text:span text:style-name="T40">Muchos tax </text:span><text:span text:style-name="T39">de IBAMA. </text:span></text:p>
      <text:p text:style-name="P86"><text:span text:style-name="T12"><text:tab/></text:span><text:placeholder text:placeholder-type="text">&lt;for each="tax in taxes(o,partner_ref='IBAMA')"&gt;</text:placeholder></text:p>
      <text:p text:style-name="P37"><text:span text:style-name="T16">Name </text:span><text:span text:style-name="T12">= </text:span><text:span text:style-name="T11"><text:placeholder text:placeholder-type="text">&lt;tax.name&gt;</text:placeholder></text:span></text:p>
      <text:p text:style-name="P62"><text:placeholder text:placeholder-type="text">&lt;/for&gt;</text:placeholder></text:p>
      <text:p text:style-name="P64"/>
      <text:p text:style-name="P125"><text:span text:style-name="T44">Cqq</text:span><text:span text:style-name="T38"> </text:span></text:p>
      <text:p text:style-name="P17">Parámetros del parser</text:p>
      <text:list xml:id="list887519682" text:continue-numbering="true" text:style-name="L2">
        <text:list-item>
          <text:p text:style-name="P150">objeto* (ej. o)</text:p>
        </text:list-item>
        <text:list-item>
          <text:p text:style-name="P150"><text:span text:style-name="T44">type* (ej. </text:span>'<text:span text:style-name="T44">chemical</text:span>')</text:p>
        </text:list-item>
        <text:list-item>
          <text:p text:style-name="P150">estado de prestantacion (<text:span text:style-name="T42">state=</text:span>'approved')</text:p>
        </text:list-item>
        <text:list-item>
          <text:p text:style-name="P162"><text:span text:style-name="T19">partner</text:span><text:span text:style-name="T18"> (ej <text:s/></text:span><text:span text:style-name="T42">partner_ref</text:span><text:span text:style-name="T18">='</text:span><text:span text:style-name="T42">IBAMA</text:span><text:span text:style-name="T18">)</text:span></text:p>
        </text:list-item>
      </text:list>
      <text:p text:style-name="P18">Devuelve</text:p>
      <text:list xml:id="list2326618654187134640" text:style-name="L5">
        <text:list-item>
          <text:p text:style-name="P157">Una línea de cqq</text:p>
        </text:list-item>
      </text:list>
      <text:p text:style-name="P118"><text:span text:style-name="T14"><text:tab/></text:span><text:span text:style-name="T40">Muchos </text:span><text:span text:style-name="T43">ingredients tipo</text:span><text:span text:style-name="T39"> </text:span><text:span text:style-name="T43">chemical</text:span></text:p>
      <text:p text:style-name="P87"><text:span text:style-name="T12"><text:tab/></text:span><text:placeholder text:placeholder-type="text">&lt;for each="cqq in cqqs(o,'chemical')"&gt;</text:placeholder></text:p>
      <text:p text:style-name="P38"><text:span text:style-name="T16">Name </text:span><text:span text:style-name="T12">= </text:span><text:span text:style-name="T11"><text:placeholder text:placeholder-type="text">&lt;cqq.ingredient_id.name&gt;</text:placeholder></text:span></text:p>
      <text:p text:style-name="P63"><text:placeholder text:placeholder-type="text">&lt;/for&gt;</text:placeholder></text:p>
      <text:p text:style-name="P118"><text:span text:style-name="T14"><text:tab/></text:span><text:span text:style-name="T41">Un</text:span><text:span text:style-name="T40"> </text:span><text:span text:style-name="T43">ingredient</text:span><text:span text:style-name="T40"> </text:span><text:span text:style-name="T43">tipo other</text:span><text:span text:style-name="T41"> </text:span><text:span text:style-name="T43">usando for</text:span><text:span text:style-name="T39">. </text:span></text:p>
      <text:p text:style-name="P87"><text:span text:style-name="T39"><text:tab/></text:span><text:span text:style-name="T39"><text:placeholder text:placeholder-type="text">&lt;if test="cqq(o,'other')"&gt;</text:placeholder></text:span></text:p>
      <text:p text:style-name="P87"><text:span text:style-name="T12"><text:tab/></text:span><text:placeholder text:placeholder-type="text">&lt;for each="cqq in cqq(o,'others')"&gt;</text:placeholder></text:p>
      <text:p text:style-name="P38"><text:span text:style-name="T16">Name </text:span><text:span text:style-name="T12">= </text:span><text:span text:style-name="T11"><text:placeholder text:placeholder-type="text">&lt;cqq.ingredient_id.name&gt;</text:placeholder></text:span></text:p>
      <text:p text:style-name="P63"><text:placeholder text:placeholder-type="text">&lt;/for&gt;</text:placeholder></text:p>
      <text:p text:style-name="P63"><text:placeholder text:placeholder-type="text">&lt;/if&gt;</text:placeholder></text:p>
      <text:p text:style-name="P19">Other names de un ingrediente</text:p>
      <text:p text:style-name="P88"><text:tab/><text:placeholder text:placeholder-type="text">&lt;for each="cqq in cqqs(o,'chemical')"&gt;</text:placeholder></text:p>
      <text:p text:style-name="P76"><text:span text:style-name="Fuente_20_de_20_párrafo_20_predeter."><text:span text:style-name="T60"><text:placeholder text:placeholder-type="text">&lt;for each="other_name in ing_other_names(cqq.ingredient_id,'Synonymy')"&gt;</text:placeholder></text:span></text:span></text:p>
      <text:p text:style-name="P76"><text:span text:style-name="Fuente_20_de_20_párrafo_20_predeter."><text:span text:style-name="T60"><text:placeholder text:placeholder-type="text">&lt;other_name.name&gt;</text:placeholder></text:span></text:span></text:p>
      <text:p text:style-name="P76"><text:span text:style-name="Fuente_20_de_20_párrafo_20_predeter."><text:span text:style-name="T60"><text:placeholder text:placeholder-type="text">&lt;/for&gt;</text:placeholder></text:span></text:span></text:p>
      <text:p text:style-name="P2"><text:span text:style-name="Fuente_20_de_20_párrafo_20_predeter."><text:span text:style-name="T59"><text:placeholder text:placeholder-type="text">&lt;/for&gt;</text:placeholder></text:span></text:span></text:p>
      <text:p text:style-name="P142"><text:span text:style-name="T12">Funciones de regisotrs viejas </text:span><text:span text:style-name="T37">(se guardan por compatibilidad com reportes anteriores)</text:span></text:p>
      <text:p text:style-name="P131">Filter <text:span text:style-name="T1">doc </text:span>presentation</text:p>
      <text:p text:style-name="P136"><text:span text:style-name="T8">Study</text:span><text:span text:style-name="T7"> </text:span><text:span text:style-name="T1">doc </text:span><text:span text:style-name="T7">presentations</text:span></text:p>
      <text:p text:style-name="P133"><text:placeholder text:placeholder-type="text">&lt;for each="presentation in filter_doc_presentations(o.study_presentation_ids, 'Anexo I RET', 'approved')"&gt;</text:placeholder></text:p>
      <text:p text:style-name="P138"><text:placeholder text:placeholder-type="text">&lt;presentation.id&gt;</text:placeholder></text:p>
      <text:p text:style-name="P138"><text:placeholder text:placeholder-type="text">&lt;/for&gt;</text:placeholder></text:p>
      <text:p text:style-name="P140"><text:span text:style-name="T8">Study</text:span><text:span text:style-name="T7"> </text:span>One presentation</text:p>
      <text:p text:style-name="P133"><text:placeholder text:placeholder-type="text">&lt;if test="get_one_doc_presentation(o.study_presentation_ids,  'Anexo I RET')"&gt;</text:placeholder></text:p>
      <text:p text:style-name="P133"><text:placeholder text:placeholder-type="text">&lt;get_one_doc_presentation(o.study_presentation_ids,  'Anexo I RET').id&gt;</text:placeholder></text:p>
      <text:p text:style-name="P133"><text:placeholder text:placeholder-type="text">&lt;/if&gt;</text:placeholder></text:p>
      <text:p text:style-name="P136"><text:span text:style-name="T8">Partner </text:span><text:span text:style-name="T9">doc</text:span><text:span text:style-name="T1"> </text:span><text:span text:style-name="T7">presentations</text:span></text:p>
      <text:p text:style-name="P134"><text:placeholder text:placeholder-type="text">&lt;for each="presentation in filter_doc_presentations(o.partner_document_presentation_ids, 'Anexo I RET', 'approved')"&gt;</text:placeholder></text:p>
      <text:p text:style-name="P139"><text:placeholder text:placeholder-type="text">&lt;presentation.id&gt;</text:placeholder></text:p>
      <text:p text:style-name="P139"><text:placeholder text:placeholder-type="text">&lt;/for&gt;</text:placeholder></text:p>
      <text:p text:style-name="P141"><text:span text:style-name="T8">Partner doc</text:span><text:span text:style-name="T7"> </text:span>One presentation</text:p>
      <text:p text:style-name="P134"><text:placeholder text:placeholder-type="text">&lt;if test="get_one_doc_presentation(o.partner_document_presentation_ids,  'Anexo I RET')"&gt;</text:placeholder></text:p>
      <text:p text:style-name="P134"><text:placeholder text:placeholder-type="text">&lt;get_one_doc_presentation(o.partner_document_presentation_ids,  'Anexo I RET').id&gt;</text:placeholder></text:p>
      <text:p text:style-name="P134"><text:placeholder text:placeholder-type="text">&lt;/if&gt;</text:placeholder></text:p>
      <text:p text:style-name="P133"/>
      <text:p text:style-name="P137"><text:span text:style-name="T3">Filter </text:span><text:span text:style-name="T4">processes</text:span><text:span text:style-name="T3"> </text:span><text:span text:style-name="T2">(sin importar estado)</text:span></text:p>
      <text:p text:style-name="P133"><text:placeholder text:placeholder-type="text">&lt;for each="process in filter_processes(o.registry_process_ids, 'ANVISA')"&gt;</text:placeholder></text:p>
      <text:p text:style-name="P138"><text:placeholder text:placeholder-type="text">&lt;process.name&gt;</text:placeholder></text:p>
      <text:p text:style-name="P138"><text:placeholder text:placeholder-type="text">&lt;/for&gt;</text:placeholder></text:p>
      <text:p text:style-name="P137"><text:span text:style-name="T2">One</text:span><text:span text:style-name="T3"> </text:span><text:span text:style-name="T4">processes</text:span><text:span text:style-name="T3"> </text:span><text:span text:style-name="T2">(sin importar estado)</text:span></text:p>
      <text:p text:style-name="P133"><text:placeholder text:placeholder-type="text">&lt;if test="get_one_process(o.registry_process_ids, 'ANVISA')"&gt;</text:placeholder></text:p>
      <text:p text:style-name="P133"><text:placeholder text:placeholder-type="text">&lt;get_one_process(o.registry_process_ids, 'ANVISA').name&gt;</text:placeholder></text:p>
      <text:p text:style-name="P133"><text:placeholder text:placeholder-type="text">&lt;/if&gt;</text:placeholder></text:p>
      <text:p text:style-name="P140"/>
      <text:p text:style-name="P137">Filter <text:span text:style-name="T9">partner roles</text:span></text:p>
      <text:p text:style-name="P133"><text:placeholder text:placeholder-type="text">&lt;for each=" partner in filter_registries(o.partner_role_in_registry_ids, 'manufacturer')"&gt;</text:placeholder></text:p>
      <text:p text:style-name="P135"><text:placeholder text:placeholder-type="text">&lt;partner.partner_id.name&gt;</text:placeholder></text:p>
      <text:p text:style-name="P138"><text:placeholder text:placeholder-type="text">&lt;/for&gt;</text:placeholder></text:p>
      <text:p text:style-name="P137"><text:span text:style-name="T2">One</text:span><text:span text:style-name="T3"> partner </text:span><text:span text:style-name="T5">role</text:span></text:p>
      <text:p text:style-name="P133"><text:placeholder text:placeholder-type="text">&lt;if test="get_one_registry(o.partner_role_in_registry_ids, 'manufacturer')"&gt;</text:placeholder></text:p>
      <text:p text:style-name="P133"><text:placeholder text:placeholder-type="text">&lt;get_one_registry(o.partner_role_in_registry_ids, 'manufacturer').partner_id.name&gt;</text:placeholder></text:p>
      <text:p text:style-name="P133"><text:placeholder text:placeholder-type="text">&lt;/if&gt;</text:placeholder></text:p>
      <text:p text:style-name="P77"/>
      <text:p text:style-name="P8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085cm" fo:margin-bottom="1.258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dc:creator>Juan Scarafía</dc:creator>
    <meta:editing-cycles>213</meta:editing-cycles>
    <meta:creation-date>2013-02-15T14:43:14</meta:creation-date>
    <dc:date>2013-09-30T18:31:24</dc:date>
    <meta:editing-duration>P1DT19M54S</meta:editing-duration>
    <meta:generator>LibreOffice/4.0.2.2$Linux_X86_64 LibreOffice_project/400m0$Build-2</meta:generator>
    <meta:document-statistic meta:table-count="0" meta:image-count="0" meta:object-count="0" meta:page-count="7" meta:paragraph-count="259" meta:word-count="891" meta:character-count="7800" meta:non-whitespace-character-count="7108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ficio.dotx" xlink:href=""/>
  </office:meta>
</office:document-meta>
</file>